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47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Localisation</text:p>
          </table:table-cell>
          <table:covered-table-cell table:style-name="ce9"/>
          <table:table-cell table:style-name="ce45" office:value-type="string" calcext:value-type="string">
            <text:p>SIE</text:p>
          </table:table-cell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Différents réseaux sociaux</text:p>
          </table:table-cell>
          <table:table-cell table:style-name="ce46" office:value-type="string" calcext:value-type="string">
            <text:p>Dopamine</text:p>
          </table:table-cell>
          <table:table-cell table:style-name="ce46" office:value-type="string" calcext:value-type="string">
            <text:p>débat</text:p>
          </table:table-cell>
          <table:table-cell table:style-name="ce46" office:value-type="string" calcext:value-type="string">
            <text:p>Principe géolocalisation</text:p>
          </table:table-cell>
          <table:table-cell table:style-name="ce46" office:value-type="string" calcext:value-type="string">
            <text:p>Géoportail</text:p>
          </table:table-cell>
          <table:table-cell table:style-name="ce46" office:value-type="string" calcext:value-type="string">
            <text:p>Architecture d’un SIE</text:p>
          </table:table-cell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30" calcext:value-type="date">
            <text:p>30 mars</text:p>
          </table:table-cell>
          <table:table-cell table:style-name="ce48"/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18" calcext:value-type="date">
            <text:p>18 mars</text:p>
          </table:table-cell>
          <table:table-cell table:style-name="ce48" table:number-columns-repeated="2"/>
          <table:table-cell table:style-name="ce48" office:value-type="date" office:date-value="2021-03-18" calcext:value-type="date">
            <text:p>18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string" calcext:value-type="string">
            <text:p>distance</text:p>
          </table:table-cell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56" table:default-cell-style-name="ce81"/>
        <table:table-column table:style-name="co4" table:number-columns-repeated="5" table:default-cell-style-name="ce81"/>
        <table:table-column table:style-name="co4" table:number-columns-repeated="960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6" table:number-rows-spanned="1">
            <text:p>Algorithmique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 en table</text:p>
          </table:table-cell>
          <table:covered-table-cell table:number-columns-repeated="2" table:style-name="ce9"/>
          <table:table-cell table:style-name="ce9" table:number-columns-repeated="11"/>
          <table:table-cell table:style-name="ce88" table:number-columns-repeated="40"/>
          <table:table-cell table:style-name="ce91" table:number-columns-repeated="920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83" office:value-type="string" calcext:value-type="string">
            <text:p>Exercices dictionnaire</text:p>
          </table:table-cell>
          <table:table-cell table:style-name="ce42" office:value-type="string" calcext:value-type="string">
            <text:p>TP Terminus</text:p>
          </table:table-cell>
          <table:table-cell table:style-name="ce42" office:value-type="string" calcext:value-type="string">
            <text:p>Parcours séquentiel</text:p>
          </table:table-cell>
          <table:table-cell table:style-name="ce42" office:value-type="string" calcext:value-type="string">
            <text:p>Exercices type bac – structures</text:p>
          </table:table-cell>
          <table:table-cell table:style-name="ce42" office:value-type="string" calcext:value-type="string">
            <text:p>Tri – trier cartes</text:p>
          </table:table-cell>
          <table:table-cell table:style-name="ce83" office:value-type="string" calcext:value-type="string">
            <text:p>Tri – exercices</text:p>
          </table:table-cell>
          <table:table-cell table:style-name="ce47" office:value-type="string" calcext:value-type="string">
            <text:p>projet efficacité tri ? Stabilité ?</text:p>
          </table:table-cell>
          <table:table-cell table:style-name="ce46" office:value-type="string" calcext:value-type="string">
            <text:p>Contrôle</text:p>
          </table:table-cell>
          <table:table-cell table:style-name="ce46" office:value-type="string" calcext:value-type="string">
            <text:p>Applications Android</text:p>
          </table:table-cell>
          <table:table-cell table:style-name="ce83" office:value-type="string" calcext:value-type="string">
            <text:p>Pokémon</text:p>
          </table:table-cell>
          <table:table-cell table:style-name="ce46" office:value-type="string" calcext:value-type="string">
            <text:p>projet bibliothèque</text:p>
          </table:table-cell>
          <table:table-cell table:style-name="ce36" office:value-type="string" calcext:value-type="string">
            <text:p>recherche dicho</text:p>
          </table:table-cell>
          <table:table-cell table:style-name="ce46" office:value-type="string" calcext:value-type="string">
            <text:p>knn</text:p>
          </table:table-cell>
          <table:table-cell table:style-name="ce46" office:value-type="string" calcext:value-type="string">
            <text:p>glouton</text:p>
          </table:table-cell>
          <table:table-cell table:style-name="ce46" table:number-columns-repeated="8"/>
          <table:table-cell table:style-name="ce89" table:number-columns-repeated="40"/>
          <table:table-cell table:number-columns-repeated="920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1" calcext:value-type="date">
            <text:p>1 avr.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8" calcext:value-type="date">
            <text:p>8 avr.</text:p>
          </table:table-cell>
          <table:table-cell table:style-name="ce48" table:number-columns-repeated="4"/>
          <table:table-cell table:style-name="ce48" office:value-type="date" office:date-value="2021-04-27" calcext:value-type="date">
            <text:p>27 avr.</text:p>
          </table:table-cell>
          <table:table-cell table:style-name="ce48" table:number-columns-repeated="13"/>
          <table:table-cell table:style-name="ce90" table:number-columns-repeated="40"/>
          <table:table-cell table:style-name="ce92" table:number-columns-repeated="920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4"/>
          <table:table-cell table:style-name="ce9" office:value-type="float" office:value="3" calcext:value-type="float">
            <text:p>3</text:p>
          </table:table-cell>
          <table:table-cell table:style-name="ce9" table:number-columns-repeated="13"/>
          <table:table-cell table:style-name="ce88" table:number-columns-repeated="40"/>
          <table:table-cell table:style-name="ce91" table:number-columns-repeated="920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66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56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4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4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style-name="ce82" office:value-type="string" calcext:value-type="string">
            <text:p>X</text:p>
          </table:table-cell>
          <table:table-cell table:style-name="ce82" table:number-columns-repeated="6"/>
          <table:table-cell table:number-columns-repeated="966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style-name="ce82" office:value-type="string" calcext:value-type="string">
            <text:p>X</text:p>
          </table:table-cell>
          <table:table-cell table:style-name="ce82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style-name="ce82" office:value-type="string" calcext:value-type="string">
            <text:p>X</text:p>
          </table:table-cell>
          <table:table-cell table:style-name="ce82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56"/>
          <table:table-cell table:number-columns-repeated="966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56"/>
          <table:table-cell table:number-columns-repeated="966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82" table:default-cell-style-name="ce81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13" table:number-rows-spanned="1">
            <text:p>architectures</text:p>
          </table:table-cell>
          <table:covered-table-cell table:number-columns-repeated="12" table:style-name="ce9"/>
          <table:table-cell table:style-name="ce9" table:number-columns-repeated="11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897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Routage – Principe de routage</text:p>
          </table:table-cell>
          <table:table-cell table:style-name="ce83" office:value-type="string" calcext:value-type="string">
            <text:p>Routage – RIP</text:p>
          </table:table-cell>
          <table:table-cell table:style-name="ce83" office:value-type="string" calcext:value-type="string">
            <text:p>Routage -Exercices RIP</text:p>
          </table:table-cell>
          <table:table-cell table:style-name="ce83" office:value-type="string" calcext:value-type="string">
            <text:p>Routage – OSPF</text:p>
          </table:table-cell>
          <table:table-cell table:style-name="ce83" office:value-type="string" calcext:value-type="string">
            <text:p>Routage – Exercices OSPF</text:p>
          </table:table-cell>
          <table:table-cell table:style-name="ce83" office:value-type="string" calcext:value-type="string">
            <text:p>Routage – Plus court chemin</text:p>
          </table:table-cell>
          <table:table-cell table:style-name="ce83" office:value-type="string" calcext:value-type="string">
            <text:p>Routage – exercices plus court chemin</text:p>
          </table:table-cell>
          <table:table-cell table:style-name="ce83" office:value-type="string" calcext:value-type="string">
            <text:p>Routage contôle</text:p>
          </table:table-cell>
          <table:table-cell table:style-name="ce83" office:value-type="string" calcext:value-type="string">
            <text:p>Sécurité – chiffrement symétrique</text:p>
          </table:table-cell>
          <table:table-cell table:style-name="ce83" office:value-type="string" calcext:value-type="string">
            <text:p>Sécurité – chiffrement asymétrique – Diffie Hellman</text:p>
          </table:table-cell>
          <table:table-cell table:style-name="ce36" office:value-type="string" calcext:value-type="string">
            <text:p>Sécurité – chiffrement asymétrique – RSA</text:p>
          </table:table-cell>
          <table:table-cell table:style-name="ce83" table:number-columns-repeated="12"/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897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office:value-type="date" office:date-value="2021-04-26" calcext:value-type="date">
            <text:p>26 avr.</text:p>
          </table:table-cell>
          <table:table-cell table:style-name="ce31" office:value-type="date" office:date-value="2021-04-27" calcext:value-type="date">
            <text:p>27 avr.</text:p>
          </table:table-cell>
          <table:table-cell table:style-name="ce31" office:value-type="date" office:date-value="2021-04-28" calcext:value-type="date">
            <text:p>28 avr.</text:p>
          </table:table-cell>
          <table:table-cell table:style-name="ce31" office:value-type="date" office:date-value="2021-03-03" calcext:value-type="date">
            <text:p>3 mars</text:p>
          </table:table-cell>
          <table:table-cell table:style-name="ce31" office:value-type="date" office:date-value="2021-05-05" calcext:value-type="date">
            <text:p>5 mai</text:p>
          </table:table-cell>
          <table:table-cell table:style-name="ce31" table:number-columns-repeated="21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table:number-columns-repeated="23"/>
          <table:table-cell table:style-name="ce88" table:number-columns-repeated="40"/>
          <table:table-cell table:style-name="ce91" table:number-columns-repeated="897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78"/>
          <table:table-cell table:number-columns-repeated="94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78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6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57" table:number-columns-repeated="79"/>
          <table:table-cell table:number-columns-repeated="943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79"/>
          <table:table-cell table:number-columns-repeated="94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7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6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6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75"/>
          <table:table-cell table:number-columns-repeated="943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6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67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5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5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79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43"/>
        </table:table-row>
        <table:table-row table:style-name="ro5">
          <table:table-cell table:number-columns-repeated="2"/>
          <table:table-cell table:style-name="ce57" table:number-columns-repeated="79"/>
          <table:table-cell table:number-columns-repeated="943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78"/>
          <table:table-cell table:number-columns-repeated="94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79"/>
          <table:table-cell table:number-columns-repeated="94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46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3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46"/>
          <table:table-cell table:number-columns-repeated="94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7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43"/>
        </table:table-row>
        <table:table-row table:style-name="ro9">
          <table:table-cell table:number-columns-repeated="2"/>
          <table:table-cell table:style-name="ce57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78"/>
          <table:table-cell table:number-columns-repeated="94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79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55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55"/>
          <table:table-cell table:number-columns-repeated="94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4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68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79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79"/>
          <table:table-cell table:number-columns-repeated="94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64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67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64"/>
          <table:table-cell table:number-columns-repeated="94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6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5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66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67"/>
          <table:table-cell table:number-columns-repeated="94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78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7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7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4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4"/>
          <table:table-cell table:number-columns-repeated="94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4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79"/>
          <table:table-cell table:number-columns-repeated="94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1:26:59.940859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5-03T11:24:07.334522552</dc:date>
    <meta:editing-duration>P190DT15H29M21S</meta:editing-duration>
    <meta:editing-cycles>841</meta:editing-cycles>
    <meta:generator>LibreOffice/6.1.5.2$Linux_X86_64 LibreOffice_project/10$Build-2</meta:generator>
    <meta:document-statistic meta:table-count="3" meta:cell-count="1022" meta:object-count="0"/>
  </office:meta>
</office:document-meta>
</file>